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/>
    </style:style>
    <style:style style:name="P6" style:family="paragraph" style:parent-style-name="Standard">
      <style:text-properties style:font-name="Arial"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ADDLISTA OCH KOM IHÅG</text:p>
      <text:p text:style-name="P1"/>
      <text:p text:style-name="P3">Allmänt kom ihåg:</text:p>
      <text:p text:style-name="P1">Facebooksida till företaget</text:p>
      <text:p text:style-name="P1">Google Plus - bara med kontaktuppgifter</text:p>
      <text:p text:style-name="P1">Blogg/nyhetsflöde</text:p>
      <text:p text:style-name="P1">Retweet och dela/gilla-funktionalitet under inlägg</text:p>
      <text:p text:style-name="P1">Flerspråkig (om tid finns)</text:p>
      <text:p text:style-name="P1">Sticky Header (helst)</text:p>
      <text:p text:style-name="P1">Bilder och Fancybox (eller motsvarande)</text:p>
      <text:p text:style-name="P1">Kryssa i synbar på google på wordpressidan.</text:p>
      <text:p text:style-name="P1"/>
      <text:p text:style-name="P3">Frågor:</text:p>
      <text:p text:style-name="P1">Funkar det med sticky header och responsiv sida?</text:p>
      <text:p text:style-name="P1"/>
      <text:p text:style-name="P1"><text:span text:style-name="T1">Grov planering:</text:span></text:p>
      <text:p text:style-name="P6">Skapa WP-projekt</text:p>
      <text:p text:style-name="P6">Gör enkel mall för sidan (HTML och CSS)</text:p>
      <text:p text:style-name="P6">Överför mallen till tema</text:p>
      <text:p text:style-name="P6">Gör bokningssidan (php mvc och mysql)</text:p>
      <text:p text:style-name="P6">Publicera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21:35:23</meta:creation-date>
    <dc:date>2014-04-03T22:23:34</dc:date>
    <meta:editing-duration>PT8M56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1" meta:paragraph-count="18" meta:word-count="73" meta:character-count="498"/>
  </office:meta>
</office:document-meta>
</file>